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f634" officeooo:paragraph-rsid="000df634"/>
    </style:style>
    <style:style style:name="P2" style:family="paragraph" style:parent-style-name="Standard">
      <style:text-properties officeooo:rsid="00105aff" officeooo:paragraph-rsid="00119758"/>
    </style:style>
    <style:style style:name="P3" style:family="paragraph" style:parent-style-name="Standard">
      <style:text-properties officeooo:paragraph-rsid="00153367"/>
    </style:style>
    <style:style style:name="P4" style:family="paragraph" style:parent-style-name="Standard">
      <style:text-properties officeooo:rsid="00153367" officeooo:paragraph-rsid="00153367"/>
    </style:style>
    <style:style style:name="P5" style:family="paragraph" style:parent-style-name="Standard">
      <style:text-properties officeooo:paragraph-rsid="0015aaaa"/>
    </style:style>
    <style:style style:name="P6" style:family="paragraph" style:parent-style-name="Standard">
      <style:text-properties officeooo:paragraph-rsid="0018f8c9"/>
    </style:style>
    <style:style style:name="P7" style:family="paragraph" style:parent-style-name="Standard">
      <style:text-properties officeooo:rsid="0018f8c9" officeooo:paragraph-rsid="0018f8c9"/>
    </style:style>
    <style:style style:name="P8" style:family="paragraph" style:parent-style-name="Standard">
      <style:text-properties officeooo:rsid="001a20e5" officeooo:paragraph-rsid="001a20e5"/>
    </style:style>
    <style:style style:name="P9" style:family="paragraph" style:parent-style-name="Text_20_body">
      <style:text-properties fo:font-size="12pt" fo:font-style="normal" fo:font-weight="normal" officeooo:rsid="00119758" officeooo:paragraph-rsid="00119758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size="12pt" fo:font-style="normal" fo:font-weight="normal" officeooo:rsid="00119758" officeooo:paragraph-rsid="00119758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f4476"/>
    </style:style>
    <style:style style:name="T2" style:family="text">
      <style:text-properties officeooo:rsid="00105aff"/>
    </style:style>
    <style:style style:name="T3" style:family="text">
      <style:text-properties officeooo:rsid="00119758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normal" fo:font-weight="normal" officeooo:rsid="00119758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officeooo:rsid="00153367"/>
    </style:style>
    <style:style style:name="T7" style:family="text">
      <style:text-properties officeooo:rsid="0016f92d"/>
    </style:style>
    <style:style style:name="T8" style:family="text">
      <style:text-properties officeooo:rsid="00175b77"/>
    </style:style>
    <style:style style:name="T9" style:family="text">
      <style:text-properties officeooo:rsid="0017c5c0"/>
    </style:style>
    <style:style style:name="T10" style:family="text">
      <style:text-properties officeooo:rsid="0018f8c9"/>
    </style:style>
    <style:style style:name="T11" style:family="text">
      <style:text-properties fo:color="#800000"/>
    </style:style>
    <style:style style:name="T12" style:family="text">
      <style:text-properties fo:color="#800000" officeooo:rsid="0018f8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ker Exercises :</text:p>
      <text:p text:style-name="P1"/>
      <text:p text:style-name="P1">1) docker pull nginx</text:p>
      <text:p text:style-name="P1"><text:s text:c="5"/>sudo apt-get install nginx</text:p>
      <text:p text:style-name="P1"><text:s text:c="5"/></text:p>
      <text:p text:style-name="P1"><text:s text:c="4"/><text:span text:style-name="T1">$ docker run -d -p 8080:80 –name=web1 -v /mnt/data nginx:latest</text:span></text:p>
      <text:p text:style-name="P1"><text:s text:c="4"/><text:span text:style-name="T1">$ docker stop web1</text:span></text:p>
      <text:p text:style-name="P1"><text:s text:c="4"/></text:p>
      <text:p text:style-name="P1"><text:s text:c="4"/><text:span text:style-name="T1">$ mkdir html</text:span></text:p>
      <text:p text:style-name="P1"><text:s text:c="4"/><text:span text:style-name="T1">$ cd html</text:span></text:p>
      <text:p text:style-name="P1"><text:s text:c="4"/><text:span text:style-name="T1">$ vim index.html</text:span></text:p>
      <text:p text:style-name="P1"><text:s text:c="7"/></text:p>
      <text:p text:style-name="P1"><text:s text:c="8"/><text:span text:style-name="T1">&lt;HTML&gt;</text:span></text:p>
      <text:p text:style-name="P1"><text:s text:c="8"/><text:span text:style-name="T1">&lt;HEAD&gt;&lt;/HEAD&gt;</text:span></text:p>
      <text:p text:style-name="P1"><text:s text:c="8"/><text:span text:style-name="T1">&lt;BODY&gt;</text:span></text:p>
      <text:p text:style-name="P1"><text:s text:c="8"/><text:span text:style-name="T1">&lt;HR/&gt;</text:span></text:p>
      <text:p text:style-name="P1"><text:s text:c="9"/><text:span text:style-name="T1">THIS IS A TEST PAGE</text:span></text:p>
      <text:p text:style-name="P1"><text:s text:c="8"/><text:span text:style-name="T1">&lt;HR/&gt;</text:span></text:p>
      <text:p text:style-name="P1"><text:s text:c="8"/><text:span text:style-name="T1">&lt;/BODY&gt;</text:span></text:p>
      <text:p text:style-name="P1"><text:s text:c="8"/><text:span text:style-name="T1">&lt;/HTML&gt;</text:span></text:p>
      <text:p text:style-name="P1"><text:s text:c="6"/><text:span text:style-name="T1">(save :wq)</text:span></text:p>
      <text:p text:style-name="P1"/>
      <text:p text:style-name="P1"><text:s text:c="4"/><text:span text:style-name="T1">$ docker run -d -p 8080:80 –name=web2 -v /home/sneha/html:/usr/share/nginx/html nginx:latest</text:span></text:p>
      <text:p text:style-name="P1"><text:s text:c="4"/><text:span text:style-name="T2">$ elinks </text:span><text:a xlink:type="simple" xlink:href="http://localhost:8080/" text:style-name="Internet_20_link" text:visited-style-name="Visited_20_Internet_20_Link"><text:span text:style-name="T2">http://localhost:8080</text:span></text:a></text:p>
      <text:p text:style-name="P1"/>
      <text:p text:style-name="P2"><text:s text:c="3"/><text:span text:style-name="T3">$</text:span> <text:s/><text:span text:style-name="T3">sudo vim <text:s/>/etc/nginx/nginx.conf</text:span></text:p>
      <text:p text:style-name="P2"><text:s text:c="3"/><text:span text:style-name="T3">$ mkdir ngconf</text:span></text:p>
      <text:p text:style-name="P2"><text:s text:c="3"/><text:span text:style-name="T3">$ cd ngconf</text:span></text:p>
      <text:p text:style-name="Standard"><text:span text:style-name="T4"><text:s text:c="3"/></text:span><text:span text:style-name="T5">$ <text:s/>cp <text:s/>/etc/nginx/nginx.conf .</text:span></text:p>
      <text:p text:style-name="Standard"><text:s text:c="3"/>$ <text:s/>cp /home/sneha/html/index.html .</text:p>
      <text:p text:style-name="Standard"><text:s text:c="3"/>$ vim Dock<text:span text:style-name="T6">er</text:span>file</text:p>
      <text:p text:style-name="Standard"><text:s text:c="5"/></text:p>
      <text:p text:style-name="P3"><text:s text:c="6"/><text:span text:style-name="T6">FROM nginx:latest</text:span></text:p>
      <text:p text:style-name="P4"><text:s text:c="6"/>MAINTAINER sneha.gupta@tothtnew.com</text:p>
      <text:p text:style-name="P4"><text:s text:c="6"/>COPY nginx.conf /etc/nginx/ngnix.conf</text:p>
      <text:p text:style-name="P4"><text:s text:c="6"/>COPY index.html /usr/share/nginx/html/</text:p>
      <text:p text:style-name="P4"/>
      <text:p text:style-name="P4"><text:s text:c="5"/>EXPOSE 80 443</text:p>
      <text:p text:style-name="P4"><text:s text:c="11"/></text:p>
      <text:p text:style-name="P3"><text:s text:c="3"/><text:span text:style-name="T6">$</text:span> <text:span text:style-name="T6">docker build -t nginx/conf .</text:span></text:p>
      <text:p text:style-name="P5"><text:s text:c="3"/><text:span text:style-name="T6">$ docker run -d -P nginx/conf</text:span></text:p>
      <text:p text:style-name="P5"><text:s text:c="3"/><text:span text:style-name="T7">$ docker ps </text:span></text:p>
      <text:p text:style-name="P5"><text:s text:c="5"/><text:span text:style-name="T8">(copy the IP and open on chrome, you will see your html page)</text:span></text:p>
      <text:p text:style-name="P5"/>
      <text:p text:style-name="P9"/>
      <text:p text:style-name="P9"/>
      <text:p text:style-name="P9"/>
      <text:p text:style-name="P10"><text:s/></text:p>
      <text:p text:style-name="P9"/>
      <text:p text:style-name="Standard"><text:soft-page-break/>2) $ mkdir exec2</text:p>
      <text:p text:style-name="Standard"><text:s text:c="5"/><text:span text:style-name="T9">$ cd exec2</text:span></text:p>
      <text:p text:style-name="Standard"><text:s text:c="5"/><text:span text:style-name="T9">$ vim index2.html (similar like index.html but with different content msg)</text:span></text:p>
      <text:p text:style-name="Standard"><text:s text:c="5"/><text:span text:style-name="T9">$ mkdir website1 website2</text:span></text:p>
      <text:p text:style-name="Standard"><text:s text:c="7"/><text:span text:style-name="T10">{copy index.html in website1; copy index2.html in website2}</text:span></text:p>
      <text:p text:style-name="Standard"/>
      <text:p text:style-name="Standard"><text:s text:c="4"/><text:span text:style-name="T10">$ mkdir mysite.template</text:span></text:p>
      <text:p text:style-name="Standard"/>
      <text:p text:style-name="Standard"><text:s text:c="6"/><text:span text:style-name="T10">[Copy nginx default conf (</text:span><text:span text:style-name="T12">cat /etc/nginx/conf.d/default.conf</text:span><text:span text:style-name="T10">) and Add the following changes in location- </text:span></text:p>
      <text:p text:style-name="P6"><text:s text:c="9"/><text:span text:style-name="T10">location / {</text:span></text:p>
      <text:p text:style-name="P7">root /usr/share/nginx/html/<text:span text:style-name="T11">${web}</text:span>;</text:p>
      <text:p text:style-name="P7">index <text:span text:style-name="T11">index.html</text:span> index.htm <text:span text:style-name="T11">index2.html</text:span>;</text:p>
      <text:p text:style-name="P7">try_files $uri $uri/index.html index.html;</text:p>
      <text:p text:style-name="P7">} ]</text:p>
      <text:p text:style-name="P7"/>
      <text:p text:style-name="P7">Make a dockerfile - </text:p>
      <text:p text:style-name="P7"><text:s/></text:p>
      <text:p text:style-name="P7">FROM nginx:latest</text:p>
      <text:p text:style-name="P7">MAINTAINER sneha.gupta@tothtnew.com</text:p>
      <text:p text:style-name="P7">COPY website1 /usr/share/nginx/html/website1</text:p>
      <text:p text:style-name="P7">COPY website2 /usr/share/nginx/html/website2</text:p>
      <text:p text:style-name="P7">COPY mysite.template <text:s/>/etc/nginx/conf.d/mysite.template</text:p>
      <text:p text:style-name="P7">ENV web=website2</text:p>
      <text:p text:style-name="P7">CMD /bin/bash -c "envsubst &lt; /etc/nginx/conf.d/mysite.template &gt; /etc/nginx/conf.d/default.conf &amp;&amp; nginx -g 'daemon off;'"</text:p>
      <text:p text:style-name="P7"/>
      <text:p text:style-name="P7">EXPOSE 80 443</text:p>
      <text:p text:style-name="P7">(save)</text:p>
      <text:p text:style-name="P7"/>
      <text:p text:style-name="P8">$ sudo docker build -t exe2 .</text:p>
      <text:p text:style-name="P8"/>
      <text:p text:style-name="P8">$ sudo docker run -d -P -e web=website2 exe2 (copy the IP and run on google – content of index2.html should appear)</text:p>
      <text:p text:style-name="P8"/>
      <text:p text:style-name="P8">similarly, </text:p>
      <text:p text:style-name="P8"/>
      <text:p text:style-name="P8">$ sudo docker run -d -P -e web=website1 exe2 (copy the IP and run on google – content of index.html should appear)</text:p>
      <text:p text:style-name="P8"/>
      <text:p text:style-name="P7"/>
      <text:p text:style-name="P9"/>
      <text:p text:style-name="P9"/>
      <text:p text:style-name="Standard"><text:s/></text:p>
      <text:p text:style-name="P1"><text:s text:c="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4:30:06.026145807</meta:creation-date>
    <dc:date>2018-11-14T16:14:00.182224406</dc:date>
    <meta:editing-duration>PT13M40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69" meta:word-count="270" meta:character-count="2120" meta:non-whitespace-character-count="1655"/>
  </office:meta>
</office:document-meta>
</file>